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4586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5.68cm" svg:height="16.498cm" svg:x="2.085cm" svg:y="2.55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2.1cm" svg:height="0.801cm" svg:x="2.045cm" svg:y="19.046cm">
          <draw:text-box>
            <text:p text:style-name="P2">Diese Karte ist gesetzlich geschützt. Nachdruck oder sonstige Vervielfältigung nur mit Genehmigung des Stadtbauamtes Landau in der Pfalz, ausgenommen Vervielfältigungen zum eigenen Gebrauch.<text:line-break/>Grundlage: Geobasisdaten der Vermessungs- und Katasterverwaltung Rheinland-Pfalz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min Retterath</meta:initial-creator>
    <meta:creation-date>2015-08-11T14:49:37</meta:creation-date>
    <dc:date>2015-08-11T14:53:01</dc:date>
    <dc:creator>Armin Retterath</dc:creator>
    <meta:editing-duration>P0D</meta:editing-duration>
    <meta:editing-cycles>1</meta:editing-cycles>
    <meta:document-statistic meta:object-count="2"/>
    <meta:generator>LibreOffice/3.5$Linux_x86 LibreOffice_project/350m1$Build-2</meta:generator>
  </office:meta>
</office:document-meta>
</file>